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tyle="italic" officeooo:rsid="00105d35" officeooo:paragraph-rsid="00105d35" style:font-style-asian="italic" style:font-style-complex="italic"/>
    </style:style>
    <style:style style:name="P2" style:family="paragraph" style:parent-style-name="Standard">
      <style:text-properties officeooo:rsid="0002bd42" officeooo:paragraph-rsid="0002bd42"/>
    </style:style>
    <style:style style:name="P3" style:family="paragraph" style:parent-style-name="Standard">
      <style:text-properties officeooo:rsid="0002bd42" officeooo:paragraph-rsid="0020c679"/>
    </style:style>
    <style:style style:name="P4" style:family="paragraph" style:parent-style-name="Standard">
      <style:text-properties officeooo:rsid="0002bd42" officeooo:paragraph-rsid="002899f0"/>
    </style:style>
    <style:style style:name="P5" style:family="paragraph" style:parent-style-name="Standard">
      <style:text-properties officeooo:rsid="0003efc4" officeooo:paragraph-rsid="0003efc4"/>
    </style:style>
    <style:style style:name="P6" style:family="paragraph" style:parent-style-name="Standard">
      <style:text-properties officeooo:rsid="0003efc4" officeooo:paragraph-rsid="002899f0"/>
    </style:style>
    <style:style style:name="P7" style:family="paragraph" style:parent-style-name="Standard">
      <style:text-properties fo:font-style="normal" fo:font-weight="normal" officeooo:rsid="000e6e57" officeooo:paragraph-rsid="000e6e57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93719" officeooo:paragraph-rsid="00193719" fo:background-color="transparent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officeooo:rsid="00110b2f" officeooo:paragraph-rsid="00110b2f" style:font-style-asian="normal" style:font-style-complex="normal"/>
    </style:style>
    <style:style style:name="P10" style:family="paragraph" style:parent-style-name="Standard">
      <style:text-properties fo:font-style="normal" officeooo:rsid="00110b2f" officeooo:paragraph-rsid="001c7a5a" style:font-style-asian="normal" style:font-style-complex="normal"/>
    </style:style>
    <style:style style:name="P11" style:family="paragraph" style:parent-style-name="Standard">
      <style:text-properties fo:font-style="normal" officeooo:rsid="0002bd42" officeooo:paragraph-rsid="00110b2f" style:font-style-asian="normal" style:font-style-complex="normal"/>
    </style:style>
    <style:style style:name="P12" style:family="paragraph" style:parent-style-name="Standard">
      <style:text-properties fo:font-style="normal" officeooo:rsid="00159839" officeooo:paragraph-rsid="00159839" style:font-style-asian="normal" style:font-style-complex="normal"/>
    </style:style>
    <style:style style:name="P13" style:family="paragraph" style:parent-style-name="Standard">
      <style:text-properties fo:font-style="italic" fo:font-weight="normal" officeooo:rsid="00193719" officeooo:paragraph-rsid="001df4b1" fo:background-color="transparent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text-properties fo:font-style="italic" officeooo:rsid="001b0b50" officeooo:paragraph-rsid="001b0b50" style:font-style-asian="italic" style:font-style-complex="italic"/>
    </style:style>
    <style:style style:name="P16" style:family="paragraph" style:parent-style-name="Preformatted_20_Text">
      <style:text-properties officeooo:paragraph-rsid="002899f0"/>
    </style:style>
    <style:style style:name="P17" style:family="paragraph" style:parent-style-name="Standard">
      <style:text-properties fo:font-style="italic" officeooo:rsid="00059531" officeooo:paragraph-rsid="0020c679" style:font-style-asian="italic" style:font-style-complex="italic"/>
    </style:style>
    <style:style style:name="P18" style:family="paragraph" style:parent-style-name="Standard" style:list-style-name="L1">
      <style:text-properties fo:font-style="italic" officeooo:rsid="00159839" officeooo:paragraph-rsid="00159839" style:font-style-asian="italic" style:font-style-complex="italic"/>
    </style:style>
    <style:style style:name="P19" style:family="paragraph" style:parent-style-name="Standard">
      <style:text-properties fo:font-style="italic" fo:font-weight="normal" officeooo:rsid="00193719" officeooo:paragraph-rsid="002bddcd" fo:background-color="transparent" style:font-style-asian="italic" style:font-weight-asian="normal" style:font-style-complex="italic" style:font-weight-complex="normal"/>
    </style:style>
    <style:style style:name="P20" style:family="paragraph" style:parent-style-name="Standard" style:list-style-name="L1">
      <style:text-properties officeooo:paragraph-rsid="001b0b50"/>
    </style:style>
    <style:style style:name="P21" style:family="paragraph" style:parent-style-name="Standard" style:list-style-name="L2">
      <style:text-properties officeooo:rsid="00159839" officeooo:paragraph-rsid="00159839"/>
    </style:style>
    <style:style style:name="P22" style:family="paragraph" style:parent-style-name="Standard" style:list-style-name="L1">
      <style:text-properties fo:font-style="normal" officeooo:rsid="00159839" officeooo:paragraph-rsid="00154562" style:font-style-asian="normal" style:font-style-complex="normal"/>
    </style:style>
    <style:style style:name="P23" style:family="paragraph" style:parent-style-name="Standard" style:list-style-name="L1">
      <style:text-properties fo:font-style="normal" officeooo:rsid="00159839" officeooo:paragraph-rsid="00159839" style:font-style-asian="normal" style:font-style-complex="normal"/>
    </style:style>
    <style:style style:name="P24" style:family="paragraph" style:parent-style-name="Standard" style:list-style-name="L1">
      <style:text-properties fo:font-style="normal" officeooo:rsid="00154562" officeooo:paragraph-rsid="00216506" style:font-style-asian="normal" style:font-style-complex="normal"/>
    </style:style>
    <style:style style:name="P25" style:family="paragraph" style:parent-style-name="Standard" style:list-style-name="L2">
      <style:text-properties fo:font-style="normal" officeooo:rsid="00154562" officeooo:paragraph-rsid="00154562" style:font-style-asian="normal" style:font-style-complex="normal"/>
    </style:style>
    <style:style style:name="P26" style:family="paragraph" style:parent-style-name="Standard" style:list-style-name="L2">
      <style:text-properties fo:font-style="normal" officeooo:rsid="00154562" officeooo:paragraph-rsid="0029179d" style:font-style-asian="normal" style:font-style-complex="normal"/>
    </style:style>
    <style:style style:name="P27" style:family="paragraph" style:parent-style-name="Standard" style:list-style-name="L1">
      <style:text-properties fo:font-style="normal" officeooo:rsid="001b0b50" officeooo:paragraph-rsid="001b0b50" style:font-style-asian="normal" style:font-style-complex="normal"/>
    </style:style>
    <style:style style:name="P28" style:family="paragraph" style:parent-style-name="Standard" style:list-style-name="L1">
      <style:text-properties fo:font-style="normal" officeooo:rsid="001b0b50" officeooo:paragraph-rsid="001c7a5a" style:font-style-asian="normal" style:font-style-complex="normal"/>
    </style:style>
    <style:style style:name="P29" style:family="paragraph" style:parent-style-name="Standard" style:list-style-name="L1">
      <style:text-properties fo:font-style="normal" officeooo:rsid="001c7a5a" officeooo:paragraph-rsid="001c7a5a" style:font-style-asian="normal" style:font-style-complex="normal"/>
    </style:style>
    <style:style style:name="P30" style:family="paragraph" style:parent-style-name="Standard" style:list-style-name="L1">
      <style:text-properties fo:font-style="normal" officeooo:rsid="001df4b1" officeooo:paragraph-rsid="001df4b1" style:font-style-asian="normal" style:font-style-complex="normal"/>
    </style:style>
    <style:style style:name="P31" style:family="paragraph" style:parent-style-name="Standard" style:list-style-name="L1">
      <style:text-properties fo:font-style="normal" officeooo:rsid="001df4b1" officeooo:paragraph-rsid="00385f01" style:font-style-asian="normal" style:font-style-complex="normal"/>
    </style:style>
    <style:style style:name="P32" style:family="paragraph" style:parent-style-name="Standard" style:list-style-name="L1">
      <style:text-properties fo:font-style="normal" officeooo:rsid="00385f01" officeooo:paragraph-rsid="00385f01" style:font-style-asian="normal" style:font-style-complex="normal"/>
    </style:style>
    <style:style style:name="P33" style:family="paragraph" style:parent-style-name="Standard" style:list-style-name="L1">
      <style:text-properties fo:font-style="normal" officeooo:rsid="003613f6" officeooo:paragraph-rsid="00385f01" style:font-style-asian="normal" style:font-style-complex="normal"/>
    </style:style>
    <style:style style:name="P34" style:family="paragraph" style:parent-style-name="Standard" style:list-style-name="L1">
      <style:text-properties fo:font-style="normal" officeooo:rsid="0029179d" officeooo:paragraph-rsid="00385f01" style:font-style-asian="normal" style:font-style-complex="normal"/>
    </style:style>
    <style:style style:name="P35" style:family="paragraph" style:parent-style-name="Standard" style:list-style-name="L2">
      <style:text-properties fo:font-style="normal" officeooo:rsid="0002bd42" officeooo:paragraph-rsid="0002bd42" style:font-style-asian="normal" style:font-style-complex="normal"/>
    </style:style>
    <style:style style:name="P36" style:family="paragraph" style:parent-style-name="Standard" style:list-style-name="L2">
      <style:text-properties fo:font-style="normal" officeooo:rsid="0002bd42" officeooo:paragraph-rsid="00110b2f" style:font-style-asian="normal" style:font-style-complex="normal"/>
    </style:style>
    <style:style style:name="P37" style:family="paragraph" style:parent-style-name="Standard" style:list-style-name="L2">
      <style:text-properties fo:font-style="normal" officeooo:rsid="003993a8" officeooo:paragraph-rsid="003993a8" style:font-style-asian="normal" style:font-style-complex="normal"/>
    </style:style>
    <style:style style:name="P38" style:family="paragraph" style:parent-style-name="Standard" style:list-style-name="L5">
      <style:text-properties fo:font-style="normal" officeooo:rsid="000d9805" officeooo:paragraph-rsid="000d9805" style:font-style-asian="normal" style:font-style-complex="normal"/>
    </style:style>
    <style:style style:name="P39" style:family="paragraph" style:parent-style-name="Standard" style:list-style-name="L4">
      <style:text-properties fo:font-style="normal" fo:font-weight="normal" officeooo:rsid="00193719" officeooo:paragraph-rsid="001df4b1" fo:background-color="transparent" style:font-style-asian="normal" style:font-weight-asian="normal" style:font-style-complex="normal" style:font-weight-complex="normal"/>
    </style:style>
    <style:style style:name="P40" style:family="paragraph" style:parent-style-name="Standard" style:list-style-name="L4">
      <style:text-properties fo:font-style="normal" fo:font-weight="normal" officeooo:rsid="00193719" officeooo:paragraph-rsid="003f7be7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 style:list-style-name="L4">
      <style:text-properties fo:font-style="normal" fo:font-weight="normal" officeooo:rsid="002d9980" officeooo:paragraph-rsid="002d9980" fo:background-color="transparent" style:font-style-asian="normal" style:font-weight-asian="normal" style:font-style-complex="normal" style:font-weight-complex="normal"/>
    </style:style>
    <style:style style:name="P42" style:family="paragraph" style:parent-style-name="Standard" style:list-style-name="L4">
      <style:text-properties fo:font-style="normal" fo:font-weight="normal" officeooo:rsid="002d9980" officeooo:paragraph-rsid="003f7be7" fo:background-color="transparent" style:font-style-asian="normal" style:font-weight-asian="normal" style:font-style-complex="normal" style:font-weight-complex="normal"/>
    </style:style>
    <style:style style:name="P43" style:family="paragraph" style:parent-style-name="Standard" style:list-style-name="L4">
      <style:text-properties fo:font-style="normal" fo:font-weight="normal" officeooo:rsid="00378c29" officeooo:paragraph-rsid="00378c29" fo:background-color="transparent" style:font-style-asian="normal" style:font-weight-asian="normal" style:font-style-complex="normal" style:font-weight-complex="normal"/>
    </style:style>
    <style:style style:name="P44" style:family="paragraph" style:parent-style-name="Standard" style:list-style-name="L6">
      <style:text-properties fo:font-style="normal" fo:font-weight="normal" officeooo:rsid="000e6e57" officeooo:paragraph-rsid="000e6e57" style:font-style-asian="normal" style:font-weight-asian="normal" style:font-style-complex="normal" style:font-weight-complex="normal"/>
    </style:style>
    <style:style style:name="P45" style:family="paragraph" style:parent-style-name="Standard" style:list-style-name="L6">
      <style:text-properties fo:font-style="normal" fo:font-weight="normal" officeooo:rsid="00174bdd" officeooo:paragraph-rsid="001e39aa" style:font-style-asian="normal" style:font-weight-asian="normal" style:font-style-complex="normal" style:font-weight-complex="normal"/>
    </style:style>
    <style:style style:name="P46" style:family="paragraph" style:parent-style-name="Standard" style:list-style-name="L6">
      <style:text-properties fo:font-style="normal" fo:font-weight="normal" officeooo:rsid="0003efc4" officeooo:paragraph-rsid="00105d35" fo:background-color="#72bf44" style:font-style-asian="normal" style:font-weight-asian="normal" style:font-style-complex="normal" style:font-weight-complex="normal"/>
    </style:style>
    <style:style style:name="P47" style:family="paragraph" style:parent-style-name="Standard" style:list-style-name="L4">
      <style:text-properties fo:font-style="normal" fo:font-weight="normal" officeooo:rsid="00193719" officeooo:paragraph-rsid="003f7be7" fo:background-color="#72bf44" style:font-style-asian="normal" style:font-weight-asian="normal" style:font-style-complex="normal" style:font-weight-complex="normal"/>
    </style:style>
    <style:style style:name="P48" style:family="paragraph" style:parent-style-name="Standard" style:list-style-name="L4">
      <style:text-properties fo:font-style="normal" fo:font-weight="normal" officeooo:rsid="00378c29" officeooo:paragraph-rsid="003f7be7" fo:background-color="#72bf44" style:font-style-asian="normal" style:font-weight-asian="normal" style:font-style-complex="normal" style:font-weight-complex="normal"/>
    </style:style>
    <style:style style:name="P49" style:family="paragraph" style:parent-style-name="Standard" style:list-style-name="L1">
      <style:text-properties officeooo:rsid="00216506" officeooo:paragraph-rsid="00216506"/>
    </style:style>
    <style:style style:name="P50" style:family="paragraph" style:parent-style-name="Standard" style:list-style-name="L2">
      <style:text-properties officeooo:rsid="0002bd42" officeooo:paragraph-rsid="00159839"/>
    </style:style>
    <style:style style:name="P51" style:family="paragraph" style:parent-style-name="Standard" style:list-style-name="L2">
      <style:text-properties officeooo:rsid="0002bd42" officeooo:paragraph-rsid="0002bd42"/>
    </style:style>
    <style:style style:name="P52" style:family="paragraph" style:parent-style-name="Standard" style:list-style-name="L2">
      <style:text-properties officeooo:rsid="0002bd42" officeooo:paragraph-rsid="000a70c6"/>
    </style:style>
    <style:style style:name="P53" style:family="paragraph" style:parent-style-name="Standard" style:list-style-name="L2">
      <style:text-properties officeooo:rsid="000a70c6" officeooo:paragraph-rsid="00159839"/>
    </style:style>
    <style:style style:name="P54" style:family="paragraph" style:parent-style-name="Standard" style:list-style-name="L2">
      <style:text-properties officeooo:rsid="000a70c6" officeooo:paragraph-rsid="000a70c6"/>
    </style:style>
    <style:style style:name="P55" style:family="paragraph" style:parent-style-name="Standard" style:list-style-name="L2">
      <style:text-properties officeooo:rsid="00110b2f" officeooo:paragraph-rsid="00110b2f"/>
    </style:style>
    <style:style style:name="P56" style:family="paragraph" style:parent-style-name="Standard" style:list-style-name="L3">
      <style:text-properties officeooo:rsid="0003efc4" officeooo:paragraph-rsid="0003efc4"/>
    </style:style>
    <style:style style:name="P57" style:family="paragraph" style:parent-style-name="Standard" style:list-style-name="L3">
      <style:text-properties officeooo:rsid="0003efc4" officeooo:paragraph-rsid="00222b32"/>
    </style:style>
    <style:style style:name="P58" style:family="paragraph" style:parent-style-name="Standard" style:list-style-name="L6">
      <style:text-properties officeooo:rsid="0003efc4" officeooo:paragraph-rsid="00105d35"/>
    </style:style>
    <style:style style:name="P59" style:family="paragraph" style:parent-style-name="Standard" style:list-style-name="L6">
      <style:text-properties officeooo:rsid="00105d35" officeooo:paragraph-rsid="00105d35" fo:background-color="#fff200"/>
    </style:style>
    <style:style style:name="P60" style:family="paragraph" style:parent-style-name="Standard" style:list-style-name="L6">
      <style:text-properties officeooo:rsid="0021d01c" officeooo:paragraph-rsid="0021d01c"/>
    </style:style>
    <style:style style:name="P61" style:family="paragraph" style:parent-style-name="Standard" style:list-style-name="L6">
      <style:text-properties style:text-line-through-style="solid" style:text-line-through-type="single" officeooo:rsid="00105d35" officeooo:paragraph-rsid="00105d35" fo:background-color="transparent"/>
    </style:style>
    <style:style style:name="P62" style:family="paragraph" style:parent-style-name="Standard" style:list-style-name="L6">
      <style:text-properties officeooo:rsid="0003efc4" officeooo:paragraph-rsid="00105d35" fo:background-color="#72bf44"/>
    </style:style>
    <style:style style:name="P63" style:family="paragraph" style:parent-style-name="Standard">
      <style:text-properties officeooo:paragraph-rsid="002bddcd" fo:background-color="#ed1c24"/>
    </style:style>
    <style:style style:name="P64" style:family="paragraph" style:parent-style-name="Heading_20_3">
      <style:text-properties officeooo:paragraph-rsid="002899f0"/>
    </style:style>
    <style:style style:name="P65" style:family="paragraph" style:parent-style-name="Heading_20_3">
      <style:text-properties officeooo:rsid="0006a612" officeooo:paragraph-rsid="002899f0"/>
    </style:style>
    <style:style style:name="P66" style:family="paragraph" style:parent-style-name="Heading_20_3">
      <style:text-properties officeooo:paragraph-rsid="001b0b50"/>
    </style:style>
    <style:style style:name="P67" style:family="paragraph" style:parent-style-name="Heading_20_3">
      <style:text-properties officeooo:paragraph-rsid="00105d3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9531" style:font-style-asian="italic" style:font-style-complex="italic"/>
    </style:style>
    <style:style style:name="T3" style:family="text">
      <style:text-properties fo:font-style="italic" officeooo:rsid="0002bd42" style:font-style-asian="italic" style:font-style-complex="italic"/>
    </style:style>
    <style:style style:name="T4" style:family="text">
      <style:text-properties fo:font-style="italic" officeooo:rsid="00193719" style:font-style-asian="italic" style:font-style-complex="italic"/>
    </style:style>
    <style:style style:name="T5" style:family="text">
      <style:text-properties fo:font-style="italic" officeooo:rsid="0020c679" style:font-style-asian="italic" style:font-style-complex="italic"/>
    </style:style>
    <style:style style:name="T6" style:family="text">
      <style:text-properties fo:font-style="italic" officeooo:rsid="0021d01c" style:font-style-asian="italic" style:font-style-complex="italic"/>
    </style:style>
    <style:style style:name="T7" style:family="text">
      <style:text-properties fo:font-style="italic" officeooo:rsid="0022da4b" style:font-style-asian="italic" style:font-style-complex="italic"/>
    </style:style>
    <style:style style:name="T8" style:family="text">
      <style:text-properties fo:font-style="italic" officeooo:rsid="00250173" style:font-style-asian="italic" style:font-style-complex="italic"/>
    </style:style>
    <style:style style:name="T9" style:family="text">
      <style:text-properties fo:font-style="italic" officeooo:rsid="002595a0" style:font-style-asian="italic" style:font-style-complex="italic"/>
    </style:style>
    <style:style style:name="T10" style:family="text">
      <style:text-properties fo:font-style="italic" officeooo:rsid="0029179d" style:font-style-asian="italic" style:font-style-complex="italic"/>
    </style:style>
    <style:style style:name="T11" style:family="text">
      <style:text-properties officeooo:rsid="000c2adc"/>
    </style:style>
    <style:style style:name="T12" style:family="text">
      <style:text-properties officeooo:rsid="000ff6b0"/>
    </style:style>
    <style:style style:name="T13" style:family="text">
      <style:text-properties officeooo:rsid="00105d35"/>
    </style:style>
    <style:style style:name="T14" style:family="text">
      <style:text-properties fo:background-color="#72bf44" loext:char-shading-value="0"/>
    </style:style>
    <style:style style:name="T15" style:family="text">
      <style:text-properties fo:background-color="#72bf44" loext:char-shading-value="0"/>
    </style:style>
    <style:style style:name="T16" style:family="text">
      <style:text-properties officeooo:rsid="00110b2f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17136" style:font-style-asian="normal" style:font-style-complex="normal"/>
    </style:style>
    <style:style style:name="T19" style:family="text">
      <style:text-properties fo:font-style="normal" officeooo:rsid="00134dcd" style:font-style-asian="normal" style:font-style-complex="normal"/>
    </style:style>
    <style:style style:name="T20" style:family="text">
      <style:text-properties fo:font-style="normal" officeooo:rsid="00154562" style:font-style-asian="normal" style:font-style-complex="normal"/>
    </style:style>
    <style:style style:name="T21" style:family="text">
      <style:text-properties fo:font-style="normal" officeooo:rsid="0002bd42" style:font-style-asian="normal" style:font-style-complex="normal"/>
    </style:style>
    <style:style style:name="T22" style:family="text">
      <style:text-properties fo:font-style="normal" officeooo:rsid="001df4b1" style:font-style-asian="normal" style:font-style-complex="normal"/>
    </style:style>
    <style:style style:name="T23" style:family="text">
      <style:text-properties officeooo:rsid="00059531"/>
    </style:style>
    <style:style style:name="T24" style:family="text">
      <style:text-properties officeooo:rsid="00159839"/>
    </style:style>
    <style:style style:name="T25" style:family="text">
      <style:text-properties officeooo:rsid="00193719"/>
    </style:style>
    <style:style style:name="T26" style:family="text">
      <style:text-properties officeooo:rsid="0002bd42"/>
    </style:style>
    <style:style style:name="T27" style:family="text">
      <style:text-properties officeooo:rsid="001c7a5a"/>
    </style:style>
    <style:style style:name="T28" style:family="text">
      <style:text-properties officeooo:rsid="001df4b1"/>
    </style:style>
    <style:style style:name="T29" style:family="text">
      <style:text-properties officeooo:rsid="001e39aa"/>
    </style:style>
    <style:style style:name="T30" style:family="text">
      <style:text-properties officeooo:rsid="001fbb09"/>
    </style:style>
    <style:style style:name="T31" style:family="text">
      <style:text-properties officeooo:rsid="00216506"/>
    </style:style>
    <style:style style:name="T32" style:family="text">
      <style:text-properties officeooo:rsid="0021d01c"/>
    </style:style>
    <style:style style:name="T33" style:family="text">
      <style:text-properties style:text-line-through-style="solid" style:text-line-through-type="single"/>
    </style:style>
    <style:style style:name="T34" style:family="text">
      <style:text-properties style:text-line-through-style="solid" style:text-line-through-type="single" officeooo:rsid="0003efc4" fo:background-color="transparent" loext:char-shading-value="0"/>
    </style:style>
    <style:style style:name="T35" style:family="text">
      <style:text-properties officeooo:rsid="0022da4b"/>
    </style:style>
    <style:style style:name="T36" style:family="text">
      <style:text-properties officeooo:rsid="00231e38"/>
    </style:style>
    <style:style style:name="T37" style:family="text">
      <style:text-properties officeooo:rsid="0029179d"/>
    </style:style>
    <style:style style:name="T38" style:family="text">
      <style:text-properties officeooo:rsid="002a01a6"/>
    </style:style>
    <style:style style:name="T39" style:family="text">
      <style:text-properties officeooo:rsid="002eb0d2"/>
    </style:style>
    <style:style style:name="T40" style:family="text">
      <style:text-properties officeooo:rsid="0030abce"/>
    </style:style>
    <style:style style:name="T41" style:family="text">
      <style:text-properties officeooo:rsid="00327871"/>
    </style:style>
    <style:style style:name="T42" style:family="text">
      <style:text-properties officeooo:rsid="0033de6b"/>
    </style:style>
    <style:style style:name="T43" style:family="text">
      <style:text-properties officeooo:rsid="003993a8"/>
    </style:style>
    <style:style style:name="T44" style:family="text">
      <style:text-properties officeooo:rsid="003d2b37"/>
    </style:style>
    <style:style style:name="T45" style:family="text">
      <style:text-properties officeooo:rsid="003db169"/>
    </style:style>
    <style:style style:name="T46" style:family="text">
      <style:text-properties fo:background-color="#fff2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Zahlenreihen-Programm am 17. <text:span text:style-name="T30">und 18.</text:span> Mai 2018</text:h>
      <text:p text:style-name="P2"/>
      <text:h text:style-name="P64" text:outline-level="3">Überlegungen</text:h>
      <text:p text:style-name="P4">Die Zahlenreihe soll als int-Array gespeichert werden – die Eingabe soll die Grenzen dieses Datentypen beachten, d.h. die Gültigkeit eingegebener Zeichen und eine maximale Länge einzelner Zahlen (9 Stellen, ggf. plus „-“ als Vorzeichen) soll überprüft werden.</text:p>
      <text:p text:style-name="P4"/>
      <text:p text:style-name="P4">Ein- und Ausgabe soll mittels Funktionen erfolgen, die einen Zeiger auf das Array und die Anzahl der Zahlen übergeben bekommen. Das eigentliche Array / der Speicher für die Zahlenliste muss also in main() oder als globale Variab<text:span text:style-name="T11">l</text:span>e definiert werden – ich tendiere zu letzterem.</text:p>
      <text:p text:style-name="P4"/>
      <text:p text:style-name="P4">Für die Teil-Aufgabe „int-Zahl eingeben“ möchte ich weitgehend bereits bestehende Funktionen / Code aus vorangegangenen Übungen verwenden. Wahrscheinlich muss ich meine Funktion </text:p>
      <text:p text:style-name="P16">double fliesskommaEingabe(int maxVorKommaStellen, int maxNachKommaStellen)</text:p>
      <text:p text:style-name="P6">entsprechend anpassen.</text:p>
      <text:p text:style-name="P4"/>
      <text:h text:style-name="P65" text:outline-level="3">Konstanten</text:h>
      <text:p text:style-name="P3"><text:span text:style-name="T2">(w</text:span><text:span text:style-name="T5">e</text:span><text:span text:style-name="T2">rd</text:span><text:span text:style-name="T5">en </text:span><text:span text:style-name="T2">im Code </text:span><text:span text:style-name="T9">global</text:span><text:span text:style-name="T2"> per #define </text:span><text:span text:style-name="T8">deklariert</text:span><text:span text:style-name="T2">)</text:span></text:p>
      <text:p text:style-name="P17"/>
      <text:p text:style-name="P2">MAX → Anzahl / Länge der gewünschten Zahlenliste </text:p>
      <text:p text:style-name="P9"/>
      <text:p text:style-name="P9"><text:span text:style-name="T23">M</text:span>odi für die „statistische Analyse“; <text:span text:style-name="T31">3. </text:span>Parameter <text:span text:style-name="T31">für die</text:span> Funktion „statistikAusgeben()“:</text:p>
      <text:p text:style-name="P9"><text:span text:style-name="T27">STATISTIK_MIN</text:span> →<text:span text:style-name="T36"> </text:span>1</text:p>
      <text:p text:style-name="P10"><text:span text:style-name="T27">STATISTIK_MAX</text:span> → 2</text:p>
      <text:p text:style-name="P9"/>
      <text:h text:style-name="P66" text:outline-level="3">Helferfunktionen</text:h>
      <text:p text:style-name="P14">(vorhanden, eigene „Bibliotheken“)</text:p>
      <text:list xml:id="list3837124532" text:style-name="L1">
        <text:list-item>
          <text:p text:style-name="P22">char* textEingabeEinZeichenOhneEcho():</text:p>
          <text:list>
            <text:list-item>
              <text:p text:style-name="P23">wartet auf einen Tastendruck und gibt bei Bedarf den Wert als char zurück</text:p>
            </text:list-item>
            <text:list-item>
              <text:p text:style-name="P18">selbst geschriebene Bibliotheksfunktion aus lib/texteingabe.c</text:p>
            </text:list-item>
          </text:list>
        </text:list-item>
        <text:list-item>
          <text:p text:style-name="P23">double fliesskommaEingabe(int maxVorKommaStellen, int maxNachKommaStellen):</text:p>
          <text:list>
            <text:list-item>
              <text:p text:style-name="P23">liest eine Zahl von der Tastatur ein und unterbindet dabei Fehleingaben</text:p>
            </text:list-item>
            <text:list-item>
              <text:p text:style-name="P23">mit 0 als Wert für maxNachKommaStellen lässt sich auch die Eingabe von Zahlen ohne Komma erzwingen</text:p>
            </text:list-item>
            <text:list-item>
              <text:p text:style-name="P18">selbst geschriebene Bibliotheksfunktion aus lib/texteingabe.c</text:p>
            </text:list-item>
          </text:list>
        </text:list-item>
      </text:list>
      <text:p text:style-name="P12"/>
      <text:p text:style-name="P15">(für das aktuelle Programmvorhaben zu erstellen)</text:p>
      <text:list xml:id="list102010781901655" text:continue-numbering="true" text:style-name="L1">
        <text:list-item>
          <text:p text:style-name="P24"><text:span text:style-name="T25">warteAufTaste</text:span>(): <text:line-break/><text:span text:style-name="T4">(sollte ursprünglich pause() heißen, siehe „</text:span><text:span text:style-name="T4"><text:bookmark-ref text:reference-format="text" text:ref-name="__RefHeading___Toc236_3541350943">Unerwartetes / Änderungen während der Implementierung</text:bookmark-ref></text:span><text:span text:style-name="T4">“)</text:span></text:p>
          <text:list>
            <text:list-item>
              <text:p text:style-name="P49"><text:span text:style-name="T21">M</text:span><text:span text:style-name="T17">eldung ausgeben, dass auf einen Tastendruck gewartet wird.</text:span></text:p>
            </text:list-item>
            <text:list-item>
              <text:p text:style-name="P20"><text:span text:style-name="T21">Auf einen beliebigen Tastendruck warten </text:span><text:span text:style-name="T3">(weil vor der Anzeige des Menüs der Bildschirm gelöscht wird)</text:span></text:p>
              <text:list>
                <text:list-item>
                  <text:p text:style-name="P27"><text:span text:style-name="T26">b</text:span>enutzt<text:span text:style-name="T1"> </text:span><text:span text:style-name="T24">textEingabeEinZeichenOhneEcho()</text:span></text:p>
                </text:list-item>
              </text:list>
            </text:list-item>
          </text:list>
        </text:list-item>
        <text:list-item>
          <text:p text:style-name="P27">statistikAusge<text:span text:style-name="T27">be</text:span>n(int*, int, int)</text:p>
          <text:list>
            <text:list-item>
              <text:p text:style-name="P28">analysi<text:span text:style-name="T27">siert ein int-Array (Parameter 1 ist ein Zeiger darauf) mit n Elementen (Parameter 2 ist n) nach einem vorgegebenen Modus (Parameter 3 bestimmt den Modus, siehe STATISTIK_* Konstanten)</text:span></text:p>
            </text:list-item>
            <text:list-item>
              <text:p text:style-name="P29">Array iterieren, </text:p>
              <text:list>
                <text:list-item>
                  <text:p text:style-name="P29">wenn der jeweilige Wert extremer (also ggf. kleiner bzw. größer) ist als die vorherigen Werte ist: Wert merken</text:p>
                </text:list-item>
              </text:list>
            </text:list-item>
            <text:list-item>
              <text:p text:style-name="P29">gemerkten Extremwert ausgeben (Meldung<text:span text:style-name="T31">stext</text:span> zudem passend zum Modus)</text:p>
            </text:list-item>
          </text:list>
        </text:list-item>
        <text:list-item>
          <text:p text:style-name="P30"><text:soft-page-break/>sortiereIntArray(int*, int)</text:p>
          <text:list>
            <text:list-item>
              <text:p text:style-name="P30">sortiert ein int-Array (Parameter 1) mit n Elementen (Parameter 2)</text:p>
            </text:list-item>
            <text:list-item>
              <text:p text:style-name="P30">Algorithmus: „Bubble-Sort“ bzw. „Quick-Sort“, übernehmen/<text:span text:style-name="T31">anpassen</text:span> aus vorangegangenen Übungen</text:p>
            </text:list-item>
            <text:list-item>
              <text:p text:style-name="P30">ganz kurzer Abriss Bubblesort (ohne allfällige Optimierungen etc. …):</text:p>
            </text:list-item>
            <text:list-item>
              <text:p text:style-name="P30">int-Array solange <text:span text:style-name="T31">wiederholt </text:span>iterieren, wie es größere Zahlen gibt, die vor einer kleineren Zahl stehen:</text:p>
              <text:list>
                <text:list-item>
                  <text:p text:style-name="P30">größere mit kleinerer Zahl tauschen</text:p>
                </text:list-item>
              </text:list>
            </text:list-item>
          </text:list>
        </text:list-item>
        <text:list-item>
          <text:p text:style-name="P32">zahlAendern(int *, int)</text:p>
          <text:list>
            <text:list-item>
              <text:p text:style-name="P32">verändert interaktiv eine Zahl in einem int-Array<text:span text:style-name="T28"> (Parameter 1) mit n Elementen (Parameter 2)</text:span></text:p>
            </text:list-item>
            <text:list-item>
              <text:p text:style-name="P31">Eingabe „Die Zahl an welcher Position wollen Sie verändern (1..N): “ (X)</text:p>
              <text:list>
                <text:list-item>
                  <text:p text:style-name="P31">überprüfen, ob X eine gültige Position ist, ggf. erneute eingeben lassen!</text:p>
                </text:list-item>
              </text:list>
            </text:list-item>
            <text:list-item>
              <text:p text:style-name="P34">Eingabe „Welche Zahl soll an Position &lt;X&gt; stehen: “ (Z)</text:p>
            </text:list-item>
            <text:list-item>
              <text:p text:style-name="P34">entsprechenden Wert im int-Array tatsächlich setzen</text:p>
            </text:list-item>
            <text:list-item>
              <text:p text:style-name="P34">Bestätigungsmeldung: „Danke – an Stelle X steht jetzt die Zahl Z.“</text:p>
              <text:list>
                <text:list-item>
                  <text:p text:style-name="P33"><text:span text:style-name="T10">alternativ:</text:span><text:span text:style-name="T37"> „arrayAusgeben(...)“ aufrufen</text:span></text:p>
                </text:list-item>
              </text:list>
            </text:list-item>
          </text:list>
        </text:list-item>
      </text:list>
      <text:p text:style-name="P11"/>
      <text:h text:style-name="Heading_20_3" text:outline-level="3">Hauptschleife</text:h>
      <text:list xml:id="list3433254996" text:style-name="L2">
        <text:list-item>
          <text:p text:style-name="P50">Bildschirm löschen</text:p>
        </text:list-item>
        <text:list-item>
          <text:p text:style-name="P21">Startmeldung des Programms anzeigen:</text:p>
        </text:list-item>
        <text:list-item>
          <text:p text:style-name="P53">Funktion „arrayEingeben(...)“ <text:s/>aufrufen:</text:p>
          <text:list>
            <text:list-item>
              <text:p text:style-name="P50">Schleife 1..MAX: Zahlen der Reihe nach eingeben</text:p>
            </text:list-item>
          </text:list>
        </text:list-item>
        <text:list-item>
          <text:p text:style-name="P51">Menü anzeigen: Funktion „menuZeigen()“ aufrufen</text:p>
        </text:list-item>
        <text:list-item>
          <text:p text:style-name="P52">Auf Eingabe (einzelner Tastendruck) warten</text:p>
        </text:list-item>
        <text:list-item>
          <text:p text:style-name="P52">Bildschirm löschen</text:p>
        </text:list-item>
        <text:list-item>
          <text:p text:style-name="P51">Fallunterscheidung je nach Eingabe:</text:p>
          <text:list>
            <text:list-item>
              <text:p text:style-name="P51">„1“ <text:span text:style-name="T16">(eingeben)</text:span></text:p>
              <text:list>
                <text:list-item>
                  <text:p text:style-name="P54">Funktion „arrayEingeben(...)“ <text:s/>aufrufen:</text:p>
                  <text:list>
                    <text:list-item>
                      <text:p text:style-name="P51">Schleife 1..MAX: Zahlen der Reihe nach eingeben</text:p>
                    </text:list-item>
                  </text:list>
                </text:list-item>
              </text:list>
            </text:list-item>
            <text:list-item>
              <text:p text:style-name="P51">„2“ <text:span text:style-name="T16">(ausgeben)</text:span></text:p>
              <text:list>
                <text:list-item>
                  <text:p text:style-name="P54">Funktion „arrayAusgeben(...)“ aufrufen:</text:p>
                  <text:list>
                    <text:list-item>
                      <text:p text:style-name="P51">Schleife 1..MAX: Zahlen der Reihe nach ausgeben</text:p>
                    </text:list-item>
                  </text:list>
                </text:list-item>
                <text:list-item>
                  <text:p text:style-name="P25">Funktion „warteAufTaste()“ aufrufen</text:p>
                </text:list-item>
              </text:list>
            </text:list-item>
            <text:list-item>
              <text:p text:style-name="P35">„<text:span text:style-name="T16">3“ (kleinsten Wert ausgeben)</text:span></text:p>
              <text:list>
                <text:list-item>
                  <text:p text:style-name="P55"><text:span text:style-name="T17">Funktion „statistik</text:span><text:span text:style-name="T18">Ausgeben</text:span><text:span text:style-name="T17">(…, </text:span><text:span text:style-name="T22">STATISTIK_</text:span><text:span text:style-name="T17">MIN)“ aufrufen</text:span></text:p>
                </text:list-item>
                <text:list-item>
                  <text:p text:style-name="P25">Funktion „warteAufTaste()“ aufrufen</text:p>
                </text:list-item>
              </text:list>
            </text:list-item>
            <text:list-item>
              <text:p text:style-name="P36">„<text:span text:style-name="T16">4“ (größten Wert ausgeben)</text:span></text:p>
              <text:list>
                <text:list-item>
                  <text:p text:style-name="P55"><text:span text:style-name="T17">Funktion „statistik</text:span><text:span text:style-name="T19">Ausgeben</text:span><text:span text:style-name="T17">(…, </text:span><text:span text:style-name="T22">STATISTIK_</text:span><text:span text:style-name="T17">MAX)“ aufrufen</text:span></text:p>
                </text:list-item>
                <text:list-item>
                  <text:p text:style-name="P25">Funktion „warteAufTaste()“ aufrufen</text:p>
                </text:list-item>
              </text:list>
            </text:list-item>
            <text:list-item>
              <text:p text:style-name="P55"><text:span text:style-name="T17">„</text:span><text:span text:style-name="T20">5“ (Array sortiert ausgeben)</text:span></text:p>
              <text:list>
                <text:list-item>
                  <text:p text:style-name="P25">Kopie des Original-Arrays erzeugen</text:p>
                </text:list-item>
                <text:list-item>
                  <text:p text:style-name="P25">Funktion „sortiereIntArray(...)“ mit der Kopie aufrufen</text:p>
                </text:list-item>
                <text:list-item>
                  <text:p text:style-name="P25">Funktion „arrayAusgeben(...)“ mit der Kopie aufrufen</text:p>
                </text:list-item>
                <text:list-item>
                  <text:p text:style-name="P25">Funktion „warteAufTaste()“ aufrufen</text:p>
                </text:list-item>
              </text:list>
            </text:list-item>
            <text:list-item>
              <text:p text:style-name="P25">„<text:span text:style-name="T37">6“ (einzelne Zahl verändern)</text:span></text:p>
              <text:list>
                <text:list-item>
                  <text:p text:style-name="P37">Funktion „zahlAendern(…)“ aufrufen</text:p>
                </text:list-item>
                <text:list-item>
                  <text:p text:style-name="P26"><text:span text:style-name="T43">(die vorige Funktion beinhaltet auch eine Anzeige des Ergebnisses) <text:line-break/></text:span>Funktion „warteAufTaste()“ aufrufen</text:p>
                </text:list-item>
              </text:list>
            </text:list-item>
            <text:list-item>
              <text:p text:style-name="P51">„q“ oder „Q“ (<text:span text:style-name="T45">stillschweigend </text:span>auch „x“/„X“/ESC <text:span text:style-name="T44">akzeptieren</text:span>)</text:p>
              <text:list>
                <text:list-item>
                  <text:p text:style-name="P51">Programm beenden = Hauptschleife verlassen</text:p>
                </text:list-item>
              </text:list>
            </text:list-item>
          </text:list>
        </text:list-item>
        <text:list-item>
          <text:p text:style-name="P51">&lt;Ende / Wiederholung der Hauptschleife&gt;</text:p>
        </text:list-item>
      </text:list>
      <text:p text:style-name="P2"/>
      <text:h text:style-name="Heading_20_3" text:outline-level="3"><text:soft-page-break/>Test-Plan</text:h>
      <text:list xml:id="list3772622760" text:style-name="L3">
        <text:list-item>
          <text:p text:style-name="P56">im Menü eine nicht vorgesehene Taste drücken: Erwartung: nichts passiert.</text:p>
        </text:list-item>
        <text:list-item>
          <text:p text:style-name="P57"><text:span text:style-name="T6">Test-Fall hat sich mit Änderung des Ablaufs erledi</text:span><text:span text:style-name="T7">g</text:span><text:span text:style-name="T6">t: Eingabe wird am Anfang jetzt „erzwungen“:</text:span><text:span text:style-name="T32"><text:line-break/></text:span><text:span text:style-name="T33">Ausgabe wählen, bevor Eingabe stattgefunden hat: Luxus-Erwartung: Fehlermeldung.</text:span></text:p>
        </text:list-item>
        <text:list-item>
          <text:p text:style-name="P56">Eingabe von Zahlen:</text:p>
          <text:list>
            <text:list-item>
              <text:p text:style-name="P56">leere Eingabe: Erwartung: wird verweigert / nicht akzeptiert</text:p>
            </text:list-item>
            <text:list-item>
              <text:p text:style-name="P56">Buchstaben oder Sonderzeichen eingeben: Erwartung: wird ignoriert</text:p>
            </text:list-item>
            <text:list-item>
              <text:p text:style-name="P56">zu lange Zahl eingeben (12345678900): Erwartung: wird begrenzt / nicht akzeptiert</text:p>
            </text:list-item>
          </text:list>
        </text:list-item>
      </text:list>
      <text:p text:style-name="P13">(Programm-Erweiterung um min, max, sortieren <text:span text:style-name="T38">und Zahl ändern</text:span>)</text:p>
      <text:list xml:id="list3699632906" text:style-name="L4">
        <text:list-item>
          <text:p text:style-name="P39">Prüfen, ob min und max wie erwartet funktionieren</text:p>
        </text:list-item>
        <text:list-item>
          <text:p text:style-name="P39">Sortieren:</text:p>
          <text:list>
            <text:list-item>
              <text:p text:style-name="P39">Prüfen, ob Sortierung funktioniert</text:p>
            </text:list-item>
            <text:list-item>
              <text:p text:style-name="P39">Prüfen, ob die originale Zahlenliste nach einer sortierten Ausgabe noch intakt ist</text:p>
            </text:list-item>
          </text:list>
        </text:list-item>
        <text:list-item>
          <text:p text:style-name="P41">Zahl verändern:</text:p>
          <text:list>
            <text:list-item>
              <text:p text:style-name="P43">Position kleiner als 1 (bzw. 0 – Basis?) eingeben: Erwartung: Fehlermeldung, Verarbeitung verweigert</text:p>
            </text:list-item>
            <text:list-item>
              <text:p text:style-name="P43">Position größer als N eingeben: Erwartung: Fehlermeldung, Verarbeitung verweigert</text:p>
            </text:list-item>
            <text:list-item>
              <text:p text:style-name="P41">Prüfen, ob Änderung übernommen wird:<text:line-break/>Zahlen ausgeben aufrufen<text:line-break/>sortiert ausgeben aufrufen<text:line-break/>min/max aufrufen</text:p>
            </text:list-item>
          </text:list>
        </text:list-item>
      </text:list>
      <text:p text:style-name="P5"/>
      <text:h text:style-name="Heading_20_3" text:outline-level="3">Erweiterungen / ToDos</text:h>
      <text:list xml:id="list1348920571" text:style-name="L5">
        <text:list-item>
          <text:p text:style-name="P38">Statt MAX die Länge der Zahlen-Liste dynamisch festlegen: Zur Laufzeit eingeben / verändern lassen</text:p>
        </text:list-item>
      </text:list>
      <text:h text:style-name="Heading_20_3" text:outline-level="3"><text:bookmark-start text:name="__RefHeading___Toc236_3541350943"/>Unerwartetes / Änderungen während der Implementierung<text:bookmark-end text:name="__RefHeading___Toc236_3541350943"/></text:h>
      <text:list xml:id="list3639693728" text:style-name="L6">
        <text:list-item>
          <text:p text:style-name="P44">„Bildschirm löschen“ scheint plattform-abhängig zu sein – mittels bedingter Präprozessor-Befehle wird dafür eine separate Funktion „<text:span text:style-name="T12">cls</text:span>()“ <text:span text:style-name="T12">erstellt. Ich übernehme sie allerdings schon fertig aus dem früheren Programm „zahlensysteme.c“, das ebenfalls Menü-gesteuert war und in dem ich dieses Problem schon gelöst hatte.</text:span></text:p>
        </text:list-item>
        <text:list-item>
          <text:p text:style-name="P45">Eine Funktion <text:span text:style-name="T28">pause</text:span>(); ist bereits in &lt;lib/unistd.h&gt; definiert, die wiederum von meiner <text:span text:style-name="T29">Linux-</text:span>Implementierung von getch() benutzt wird. <text:span text:style-name="T42">I</text:span>ch musste <text:span text:style-name="T29">m</text:span>eine <text:span text:style-name="T39">Funktion für</text:span> „auf <text:span text:style-name="T40">beliebigen </text:span>Tastendruck warten“ <text:span text:style-name="T41">umbenennen - </text:span>in <text:span text:style-name="T25">warteAufTaste</text:span>().</text:p>
        </text:list-item>
      </text:list>
      <text:p text:style-name="P7"/>
      <text:h text:style-name="P67" text:outline-level="3">Test-<text:span text:style-name="T13">Durchführung</text:span>:</text:h>
      <text:p text:style-name="P1"><text:span text:style-name="T14">grün markiert</text:span> = Test bestanden.</text:p>
      <text:list xml:id="list102009859592717" text:continue-numbering="true" text:style-name="L6">
        <text:list-item>
          <text:p text:style-name="P58">im Menü eine nicht vorgesehene Taste drücken: Erwartung: nichts passiert.</text:p>
          <text:list>
            <text:list-item>
              <text:p text:style-name="P59">Soweit okay – wenn ich allerdings &lt;Einfg&gt; drücke, wird das Programm direkt beendet?!?</text:p>
            </text:list-item>
          </text:list>
        </text:list-item>
        <text:list-item>
          <text:p text:style-name="P60">Test-Fall hat sich mit Änderung des Ablaufs erledi<text:span text:style-name="T35">g</text:span>t: Eingabe wird am Anfang jetzt „erzwungen“:<text:line-break/><text:span text:style-name="T34">Ausgabe wählen, bevor Eingabe stattgefunden hat: Luxus-Erwartung: Fehlermeldung.</text:span></text:p>
          <text:list>
            <text:list-item>
              <text:p text:style-name="P61">(auf später verschoben)</text:p>
            </text:list-item>
          </text:list>
        </text:list-item>
        <text:list-item>
          <text:p text:style-name="P58">Eingabe von Zahlen:</text:p>
          <text:list>
            <text:list-item>
              <text:p text:style-name="P62">leere Eingabe: Erwartung: wird verweigert / nicht akzeptiert</text:p>
            </text:list-item>
            <text:list-item>
              <text:p text:style-name="P62">Buchstaben oder Sonderzeichen eingeben: Erwartung: wird ignoriert</text:p>
            </text:list-item>
            <text:list-item>
              <text:p text:style-name="P46">zu lange Zahl eingeben (12345678900): Erwartung: wird begrenzt / nicht akzeptiert</text:p>
            </text:list-item>
          </text:list>
        </text:list-item>
      </text:list>
      <text:p text:style-name="P8"/>
      <text:p text:style-name="P19">(Programm-Erweiterung um min, max, sortieren <text:span text:style-name="T38">und Zahl ändern</text:span>)</text:p>
      <text:list xml:id="list102010339013142" text:continue-list="list3699632906" text:style-name="L4">
        <text:list-item>
          <text:p text:style-name="P47">Prüfen, ob min und max wie erwartet funktionieren</text:p>
        </text:list-item>
        <text:list-item>
          <text:p text:style-name="P40">Sortieren:</text:p>
          <text:list>
            <text:list-item>
              <text:p text:style-name="P47"><text:soft-page-break/>Prüfen, ob Sortierung funktioniert</text:p>
            </text:list-item>
            <text:list-item>
              <text:p text:style-name="P47">Prüfen, ob die originale Zahlenliste nach einer sortierten Ausgabe noch intakt ist</text:p>
            </text:list-item>
          </text:list>
        </text:list-item>
        <text:list-item>
          <text:p text:style-name="P42">Zahl verändern:</text:p>
          <text:list>
            <text:list-item>
              <text:p text:style-name="P48">Position kleiner als 1 (bzw. 0 – Basis?) eingeben: Erwartung: <text:span text:style-name="T46">Fehlermeldung</text:span>, Verarbeitung verweigert</text:p>
            </text:list-item>
            <text:list-item>
              <text:p text:style-name="P48">Position größer als N eingeben: Erwartung: <text:span text:style-name="T46">Fehlermeldung</text:span>, Verarbeitung verweigert</text:p>
            </text:list-item>
            <text:list-item>
              <text:p text:style-name="P42">Prüfen, ob Änderung übernommen wird:<text:line-break/><text:span text:style-name="T15">Zahlen ausgeben aufrufen<text:line-break/>sortiert ausgeben aufrufen<text:line-break/>min/max aufrufen</text:span></text:p>
            </text:list-item>
          </text:list>
        </text:list-item>
      </text:list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09:35:01.683423338</meta:creation-date>
    <dc:date>2018-05-18T10:20:09.454219020</dc:date>
    <meta:editing-duration>PT3H32M28S</meta:editing-duration>
    <meta:editing-cycles>53</meta:editing-cycles>
    <meta:generator>LibreOffice/6.0.3.2$Linux_X86_64 LibreOffice_project/00m0$Build-2</meta:generator>
    <meta:document-statistic meta:table-count="0" meta:image-count="0" meta:object-count="0" meta:page-count="4" meta:paragraph-count="119" meta:word-count="1041" meta:character-count="7558" meta:non-whitespace-character-count="6717"/>
  </office:meta>
</office:document-meta>
</file>